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999999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8000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-color="#ff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-color="#99ccff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-color="#00b8ff" draw:textarea-horizontal-align="justify" draw:textarea-vertical-align="middle" draw:auto-grow-height="false"/>
    </style:style>
    <style:style style:name="gr13" style:family="graphic" style:parent-style-name="standard">
      <style:graphic-properties svg:stroke-color="#aecf00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svg:stroke-color="#2300dc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0099ff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svg:stroke-color="#ff8080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svg:stroke-color="#6b0094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svg:stroke-color="#ff00ff" draw:fill-color="#ffffff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ff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svg:stroke-color="#ff3333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svg:stroke-color="#660066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2.6cm" svg:height="12.7cm" svg:x="5.2cm" svg:y="13.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5cm" svg:y1="3cm" svg:x2="6.3cm" svg:y2="3cm">
          <text:p/>
        </draw:line>
        <draw:line draw:style-name="gr3" draw:text-style-name="P1" draw:layer="layout" svg:x1="13.7cm" svg:y1="6.7cm" svg:x2="1.5cm" svg:y2="6.7cm">
          <text:p/>
        </draw:line>
        <draw:line draw:style-name="gr2" draw:text-style-name="P1" draw:layer="layout" svg:x1="1.5cm" svg:y1="6.7cm" svg:x2="6.3cm" svg:y2="3cm">
          <text:p/>
        </draw:line>
        <draw:line draw:style-name="gr2" draw:text-style-name="P2" draw:layer="layout" svg:x1="14.1cm" svg:y1="6.7cm" svg:x2="18.9cm" svg:y2="3cm">
          <text:p/>
        </draw:line>
        <draw:line draw:style-name="gr2" draw:text-style-name="P1" draw:layer="layout" svg:x1="13.7cm" svg:y1="6.7cm" svg:x2="1.5cm" svg:y2="6.7cm">
          <text:p/>
        </draw:line>
        <draw:custom-shape draw:style-name="gr4" draw:text-style-name="P1" draw:layer="layout" svg:width="15.8cm" svg:height="3.2cm" svg:x="2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8cm" svg:y1="8.8cm" svg:x2="9.8cm" svg:y2="9.2cm">
          <text:p/>
        </draw:line>
        <draw:line draw:style-name="gr3" draw:text-style-name="P1" draw:layer="layout" svg:x1="14.4cm" svg:y1="9.1cm" svg:x2="13.5cm" svg:y2="9.7cm">
          <text:p/>
        </draw:line>
        <draw:line draw:style-name="gr3" draw:text-style-name="P1" draw:layer="layout" svg:x1="13.8cm" svg:y1="10.8cm" svg:x2="15.4cm" svg:y2="11.9cm">
          <text:p/>
        </draw:line>
        <draw:custom-shape draw:style-name="gr5" draw:text-style-name="P1" draw:layer="layout" svg:width="0.333cm" svg:height="0.114cm" svg:x="4.316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3cm" svg:height="0.114cm" svg:x="3.817cm" svg:y="10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4cm" svg:height="0.114cm" svg:x="3.733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3cm" svg:height="0.114cm" svg:x="3.899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4cm" svg:height="0.114cm" svg:x="3.483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3cm" svg:height="0.114cm" svg:x="5.567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3cm" svg:height="0.114cm" svg:x="3.4cm" svg:y="10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4cm" svg:height="0.114cm" svg:x="5.483cm" svg:y="10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3cm" svg:height="0.114cm" svg:x="5.4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4.95cm" svg:y="10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4.88cm" svg:y="10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9cm" svg:x="15.019cm" svg:y="10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4.67cm" svg:y="10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4.6cm" svg:y="10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2cm" svg:x="13.399cm" svg:y="11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2cm" svg:x="12.899cm" svg:y="11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2cm" svg:x="13.298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2cm" svg:x="12.798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2cm" svg:x="12.999cm" svg:y="11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2cm" svg:x="12.499cm" svg:y="11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2cm" svg:x="12.399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2cm" svg:x="11.9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2cm" svg:x="12.298cm" svg:y="1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2cm" svg:x="11.99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2cm" svg:x="13.9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2cm" svg:x="11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2cm" svg:x="11.5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2cm" svg:x="10.9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2cm" svg:x="11.4cm" svg:y="1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12cm" svg:height="12.1cm" svg:x="5.5cm" svg:y="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8.5cm" svg:x="7.3cm" svg:y="1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1cm" svg:height="5.1cm" svg:x="9cm" svg:y="1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1.5cm" svg:x="10.8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2.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0.8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9.1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2.5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2.5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0.8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9.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9.101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7.4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7.4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7.4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7.4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7.4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4.167cm" svg:y="20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4.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4.2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4.2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2.5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0.8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9.1cm" svg:y="2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4.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2.5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0.8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7.4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5.6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5.6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5.6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5.6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5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5.6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5.6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0.8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2.5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4.2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5.9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5.9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5.9cm" svg:y="2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5.9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5.9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5.9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5.9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4.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2.5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0.8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7.3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9.1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8.5cm" svg:height="8.5cm" svg:x="7.3cm" svg:y="1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1cm" svg:height="5.1cm" svg:x="9cm" svg:y="1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1.5cm" svg:x="10.8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2.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0.8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9.1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2.5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2.5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0.8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9.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9.101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7.4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7.4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7.4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7.4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7.4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4.167cm" svg:y="20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4.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4.2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4.2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2.5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0.8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9.1cm" svg:y="2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4.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2.5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10.8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1.5cm" svg:x="9.1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7.4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5.6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5.6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5.6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5.6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5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5.6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5.6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0.8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2.5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4.2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5.9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5.9cm" svg:y="2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5.9cm" svg:y="2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5.9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5.9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5.9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5.9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4.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2.5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10.8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7.3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1.5cm" svg:x="9.1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2cm" svg:y1="5.4cm" svg:x2="15.4cm" svg:y2="5.4cm">
          <text:p/>
        </draw:line>
        <draw:line draw:style-name="gr3" draw:text-style-name="P1" draw:layer="layout" svg:x1="9.798cm" svg:y1="9.2cm" svg:x2="6.741cm" svg:y2="9.843cm">
          <text:p/>
        </draw:line>
        <draw:line draw:style-name="gr3" draw:text-style-name="P1" draw:layer="layout" svg:x1="5.8cm" svg:y1="10.486cm" svg:x2="6.741cm" svg:y2="9.843cm">
          <text:p/>
        </draw:line>
        <draw:line draw:style-name="gr3" draw:text-style-name="P1" draw:layer="layout" svg:x1="9.798cm" svg:y1="9.2cm" svg:x2="6.741cm" svg:y2="9.843cm">
          <text:p/>
        </draw:line>
        <draw:line draw:style-name="gr3" draw:text-style-name="P1" draw:layer="layout" svg:x1="5.8cm" svg:y1="10.486cm" svg:x2="6.976cm" svg:y2="10.872cm">
          <text:p/>
        </draw:line>
        <draw:line draw:style-name="gr3" draw:text-style-name="P1" draw:layer="layout" svg:x1="10.2cm" svg:y1="11.4cm" svg:x2="6.976cm" svg:y2="10.871cm">
          <text:p/>
        </draw:line>
        <draw:line draw:style-name="gr3" draw:text-style-name="P1" draw:layer="layout" svg:x1="13.788cm" svg:y1="10.743cm" svg:x2="14.9cm" svg:y2="10.1cm">
          <text:p/>
        </draw:line>
        <draw:line draw:style-name="gr3" draw:text-style-name="P1" draw:layer="layout" svg:x1="13.466cm" svg:y1="9.7cm" svg:x2="14.856cm" svg:y2="10.086cm">
          <text:p/>
        </draw:line>
        <draw:line draw:style-name="gr3" draw:text-style-name="P1" draw:layer="layout" svg:x1="13.824cm" svg:y1="10.757cm" svg:x2="10.211cm" svg:y2="11.4cm">
          <text:p/>
        </draw:line>
        <draw:line draw:style-name="gr3" draw:text-style-name="P1" draw:layer="layout" svg:x1="13.51cm" svg:y1="9.7cm" svg:x2="9.8cm" svg:y2="9.2cm">
          <text:p/>
        </draw:line>
        <draw:line draw:style-name="gr3" draw:text-style-name="P1" draw:layer="layout" svg:x1="10.2cm" svg:y1="11.4cm" svg:x2="10.2cm" svg:y2="12.4cm">
          <text:p/>
        </draw:line>
        <draw:line draw:style-name="gr3" draw:text-style-name="P1" draw:layer="layout" svg:x1="7.1cm" svg:y1="10.9cm" svg:x2="5.3cm" svg:y2="12cm">
          <text:p/>
        </draw:line>
        <draw:line draw:style-name="gr3" draw:text-style-name="P1" draw:layer="layout" svg:x1="17.9cm" svg:y1="10.1cm" svg:x2="14.9cm" svg:y2="10.1cm">
          <text:p/>
        </draw:line>
        <draw:line draw:style-name="gr3" draw:text-style-name="P1" draw:layer="layout" svg:x1="5.8cm" svg:y1="10.5cm" svg:x2="1.9cm" svg:y2="10.5cm">
          <text:p/>
        </draw:line>
        <draw:line draw:style-name="gr3" draw:text-style-name="P1" draw:layer="layout" svg:x1="6.8cm" svg:y1="9.8cm" svg:x2="5.7cm" svg:y2="9.1cm">
          <text:p/>
        </draw:line>
        <draw:custom-shape draw:style-name="gr13" draw:text-style-name="P1" draw:layer="layout" svg:width="0.4cm" svg:height="0.2cm" svg:x="8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899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399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899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399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0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6.501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399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6.899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399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6.899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6.9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9.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1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0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501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502cm" svg:y="1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9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7.40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9.5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6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1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8.4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4cm" svg:height="0.2cm" svg:x="9.001cm" svg:y="11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334cm" svg:height="0.114cm" svg:x="3.7cm" svg:y="1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4cm" svg:height="0.114cm" svg:x="4.166cm" svg:y="1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4cm" svg:height="0.114cm" svg:x="4.666cm" svg:y="1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4cm" svg:height="0.114cm" svg:x="5.1cm" svg:y="1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4cm" svg:height="0.114cm" svg:x="4.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4cm" svg:height="0.114cm" svg:x="4.166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4cm" svg:height="0.114cm" svg:x="4.566cm" svg:y="10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4cm" svg:height="0.114cm" svg:x="4.56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4cm" svg:height="0.114cm" svg:x="4.666cm" svg:y="1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4cm" svg:height="0.114cm" svg:x="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4cm" svg:height="0.114cm" svg:x="5.06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4.3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4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4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4.5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4.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4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5.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5.2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5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3.9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4.1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3.6cm" svg:y="9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3.7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5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5.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5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5.9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cm" svg:height="0.072cm" svg:x="6.908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7.138cm" svg:y="9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7.21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3cm" svg:x="7.523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7.292cm" svg:y="9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3cm" svg:x="7.6cm" svg:y="9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3cm" svg:x="7.446cm" svg:y="9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7.754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7.831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cm" svg:height="0.072cm" svg:x="8.808cm" svg:y="9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6.831cm" svg:y="9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cm" svg:height="0.072cm" svg:x="6.98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6.6cm" svg:y="9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6.677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cm" svg:height="0.073cm" svg:x="8.485cm" svg:y="9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cm" svg:height="0.073cm" svg:x="8.062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3cm" svg:x="8.138cm" svg:y="9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31cm" svg:height="0.072cm" svg:x="8.369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4.0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4.301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4.4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4.80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4.50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4.9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4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5.1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5.201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5.30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5.001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3.901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4.101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3.601cm" svg:y="9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3.701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5.4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5.50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5.6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cm" svg:height="0.101cm" svg:x="5.901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cm" svg:height="0.072cm" svg:x="12.708cm" svg:y="9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1cm" svg:height="0.072cm" svg:x="12.938cm" svg:y="9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1cm" svg:height="0.072cm" svg:x="13.015cm" svg:y="9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1cm" svg:height="0.073cm" svg:x="13.323cm" svg:y="9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1cm" svg:height="0.072cm" svg:x="13.092cm" svg:y="9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1cm" svg:height="0.073cm" svg:x="11.3cm" svg:y="9.1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" draw:layer="layout" svg:width="0.231cm" svg:height="0.073cm" svg:x="13.246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1cm" svg:height="0.072cm" svg:x="13.554cm" svg:y="9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1cm" svg:height="0.072cm" svg:x="11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cm" svg:height="0.072cm" svg:x="12.17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1cm" svg:height="0.072cm" svg:x="12.631cm" svg:y="9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cm" svg:height="0.072cm" svg:x="12.785cm" svg:y="9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1cm" svg:height="0.072cm" svg:x="12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1cm" svg:height="0.072cm" svg:x="12.477cm" svg:y="9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cm" svg:height="0.073cm" svg:x="12.27cm" svg:y="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cm" svg:height="0.073cm" svg:x="11.87cm" svg:y="9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1cm" svg:height="0.073cm" svg:x="11.769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31cm" svg:height="0.072cm" svg:x="11.969cm" svg:y="9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28cm" svg:height="0.128cm" svg:x="15.22cm" svg:y="10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5.2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5.32cm" svg:y="10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5.52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5.52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5.82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5.82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5.92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5.62cm" svg:y="10.77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draw:layer="layout" svg:width="0.28cm" svg:height="0.128cm" svg:x="15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5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6.22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6.2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6.2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5.32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6.6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6.2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6.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7.02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6.6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6.6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5.92cm" svg:y="11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cm" svg:height="0.128cm" svg:x="16.9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4.499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4.799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4.899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5.299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4.999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6.4cm" svg:y="9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5.19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5.599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6cm" svg:y="9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5.499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4.399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4.59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4.099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4.199cm" svg:y="9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5.89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4.5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4.8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4.9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5.3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5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6.401cm" svg:y="9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5.2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5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6.3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5.5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4.4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4.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4.1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4.2cm" svg:y="9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cm" svg:height="0.101cm" svg:x="15.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cm" svg:y="10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cm" svg:y="10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cm" svg:y="10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cm" svg:y="10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499cm" svg:y="10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999cm" svg:y="10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499cm" svg:y="10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999cm" svg:y="10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6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6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6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6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6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6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6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6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6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6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6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6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6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6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6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101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999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499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999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499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7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9.7cm" svg:y="10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1cm" svg:y="1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6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9.101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10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0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0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0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0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0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0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0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0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0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0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0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0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5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0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001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1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9.20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8.70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9.001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9.601cm" svg:y="10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draw:layer="layout" svg:width="0.4cm" svg:height="0.2cm" svg:x="10.999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499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999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499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8cm" svg:y="9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8cm" svg:y="9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8cm" svg:y="9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8cm" svg:y="9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499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9.999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499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9.999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5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9.5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8cm" svg:y="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9.898cm" svg:y="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8cm" svg:y="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9.898cm" svg:y="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9.899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9.899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9.899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9.899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9.899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399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2.099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.001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.001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.001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.001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.001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.001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.001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.001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.001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.001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.001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.001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.5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899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9cm" svg:y="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9cm" svg:y="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9cm" svg:y="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0.9cm" svg:y="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2.499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1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cm" svg:height="0.2cm" svg:x="12cm" svg:y="10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9" draw:text-style-name="P1" draw:layer="layout" svg:x1="10cm" svg:y1="10.4cm" svg:x2="10.1cm" svg:y2="4.8cm">
          <text:p/>
        </draw:line>
        <draw:line draw:style-name="gr19" draw:text-style-name="P1" draw:layer="layout" svg:x1="15.8cm" svg:y1="9.7cm" svg:x2="15.8cm" svg:y2="3.6cm">
          <text:p/>
        </draw:line>
        <draw:line draw:style-name="gr19" draw:text-style-name="P1" draw:layer="layout" svg:x1="12.7cm" svg:y1="11.7cm" svg:x2="12.7cm" svg:y2="6cm">
          <text:p/>
        </draw:line>
        <draw:line draw:style-name="gr19" draw:text-style-name="P1" draw:layer="layout" svg:x1="15.8cm" svg:y1="11cm" svg:x2="14.1cm" svg:y2="4.8cm">
          <text:p/>
        </draw:line>
        <draw:line draw:style-name="gr19" draw:text-style-name="P1" draw:layer="layout" svg:x1="4.9cm" svg:y1="9.9cm" svg:x2="5.6cm" svg:y2="4.8cm">
          <text:p/>
        </draw:line>
        <draw:line draw:style-name="gr19" draw:text-style-name="P1" draw:layer="layout" svg:x1="4.6cm" svg:y1="11.2cm" svg:x2="4.3cm" svg:y2="6cm">
          <text:p/>
        </draw:line>
        <draw:line draw:style-name="gr19" draw:text-style-name="P1" draw:layer="layout" svg:x1="8.4cm" svg:y1="11.6cm" svg:x2="8.2cm" svg:y2="6cm">
          <text:p/>
        </draw:line>
        <draw:line draw:style-name="gr2" draw:text-style-name="P1" draw:layer="layout" svg:x1="14.8cm" svg:y1="3cm" svg:x2="10cm" svg:y2="6.7cm">
          <text:p/>
        </draw:line>
        <draw:line draw:style-name="gr19" draw:text-style-name="P1" draw:layer="layout" svg:x1="12.4cm" svg:y1="9.3cm" svg:x2="11.8cm" svg:y2="3.6cm">
          <text:p/>
        </draw:line>
        <draw:line draw:style-name="gr19" draw:text-style-name="P1" draw:layer="layout" svg:x1="7.7cm" svg:y1="9.3cm" svg:x2="7.3cm" svg:y2="3.6cm">
          <text:p/>
        </draw:line>
        <draw:line draw:style-name="gr2" draw:text-style-name="P1" draw:layer="layout" svg:x1="10.6cm" svg:y1="3cm" svg:x2="5.8cm" svg:y2="6.7cm">
          <text:p/>
        </draw:line>
        <draw:line draw:style-name="gr2" draw:text-style-name="P1" draw:layer="layout" svg:x1="4.7cm" svg:y1="4.2cm" svg:x2="16.9cm" svg:y2="4.2cm">
          <text:p/>
        </draw:line>
        <draw:custom-shape draw:style-name="gr15" draw:text-style-name="P1" draw:layer="layout" svg:width="0.4cm" svg:height="0.2cm" svg:x="7.6cm" svg:y="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7.1cm" svg:y="3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6.6cm" svg:y="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6.1cm" svg:y="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5.6cm" svg:y="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5.1cm" svg:y="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8.6cm" svg:y="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9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9.8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9.3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8.101cm" svg:y="3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9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5.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6.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7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7.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8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8.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5.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6.3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6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6.8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6.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7.3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7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7.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7.8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8.3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8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8.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2cm" svg:x="8.8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6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5.5cm" svg:y="5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5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4.5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4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3.5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7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7.8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8.2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7.7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6.50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7.4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3.9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4.4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4.9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5.4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5.9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6.4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6.9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4.3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4.7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4.8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5.2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5.3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5.7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5.8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6.3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6.2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6.7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6.8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7.3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cm" svg:height="0.2cm" svg:x="7.2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4.4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3.9cm" svg:y="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3.4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2.9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2.4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1.9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5.4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6.2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6.6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6.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4.90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5.8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2.3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2.8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3.3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3.8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4.3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4.8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5.3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2.7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3.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3.2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3.6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3.7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4.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4.2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4.7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4.6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5.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5.2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5.7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4cm" svg:height="0.2cm" svg:x="5.6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1.801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1.301cm" svg:y="3.9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0.801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0.301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9.801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9.301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2.801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3.601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4.00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3.50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2.302cm" svg:y="3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3.20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9.70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0.20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0.70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1.20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1.70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2.20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2.70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0.101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0.50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0.601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1.00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1.101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1.50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1.601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2.101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2.00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2.50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2.601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3.101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4cm" svg:height="0.2cm" svg:x="13.00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5.985cm" svg:y="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5.485cm" svg:y="3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4.985cm" svg:y="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4.485cm" svg:y="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3.985cm" svg:y="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3.485cm" svg:y="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6.985cm" svg:y="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7.785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8.185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7.685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6.486cm" svg:y="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7.38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3.88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4.38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4.88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5.38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5.88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6.38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6.88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4.285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4.685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4.785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5.185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5.285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5.685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5.785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6.285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6.185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6.685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6.785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7.285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4cm" svg:height="0.2cm" svg:x="17.185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1:30:32.108478676</meta:creation-date>
    <meta:editing-duration>PT1M52S</meta:editing-duration>
    <meta:editing-cycles>4</meta:editing-cycles>
    <meta:generator>LibreOffice/4.2.8.2$Linux_X86_64 LibreOffice_project/420m0$Build-2</meta:generator>
    <dc:date>2016-10-27T13:15:24.095428596</dc:date>
    <meta:document-statistic meta:object-count="1010"/>
  </office:meta>
</office:document-meta>
</file>